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over accent="true">
          <mi>r</mi>
          <mo stretchy="false">~</mo>
        </mover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  <mfrac>
        <mrow>
          <mi>P</mi>
          <mrow>
            <mo fence="true" stretchy="false">(</mo>
            <mrow>
              <mrow>
                <mi>X</mi>
                <mi>,</mi>
                <mi>Y</mi>
                <mi>,</mi>
                <mi>T</mi>
              </mrow>
            </mrow>
            <mo fence="true" stretchy="false">)</mo>
          </mrow>
        </mrow>
        <mrow>
          <mover accent="true">
            <mi>R</mi>
            <mo stretchy="false">~</mo>
          </mover>
          <mrow>
            <mo fence="true" stretchy="false">(</mo>
            <mrow>
              <mrow>
                <mi>X</mi>
                <mi>,</mi>
                <mi>Y</mi>
                <mi>,</mi>
                <mi>T</mi>
              </mrow>
            </mrow>
            <mo fence="true" stretchy="false">)</mo>
          </mrow>
        </mrow>
      </mfrac>
    </mrow>
    <annotation encoding="StarMath 5.0">r( x,y,t ) = tilde r( x,y,t ) {P(X,Y,T)} over {tilde R(X,Y,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2:00.613441768</meta:creation-date>
    <meta:generator>LibreOffice/6.1.5.2$Linux_X86_64 LibreOffice_project/10$Build-2</meta:generator>
  </office:meta>
</office:document-meta>
</file>